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asi</text:p>
          </table:table-cell>
          <table:table-cell office:value-type="string" calcext:value-type="string">
            <text:p>Harr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number-columns-repeated="2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75" calcext:value-type="float">
            <text:p>3.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gether</text:p>
          </table:table-cell>
          <table:table-cell table:formula="of:=SUM([.B2:.B30])" office:value-type="float" office:value="50" calcext:value-type="float">
            <text:p>50</text:p>
          </table:table-cell>
          <table:table-cell table:formula="of:=SUM([.C3:.C30])" office:value-type="float" office:value="52" calcext:value-type="float">
            <text:p>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pi8 </meta:initial-creator>
    <meta:creation-date>2015-12-09T12:33:18.832390711</meta:creation-date>
    <dc:date>2015-12-09T12:37:03.475088267</dc:date>
    <dc:creator>oppi8 </dc:creator>
    <meta:editing-duration>PT3M44S</meta:editing-duration>
    <meta:editing-cycles>3</meta:editing-cycles>
    <meta:generator>LibreOffice/4.4.3.2$Linux_X86_64 LibreOffice_project/40m0$Build-2</meta:generator>
    <meta:document-statistic meta:table-count="1" meta:cell-count="64" meta:object-count="0"/>
  </office:meta>
</office:document-meta>
</file>